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.5499992370605pt" officeooo:rsid="001dd965" officeooo:paragraph-rsid="001dd965" style:font-size-asian="18pt" style:font-size-complex="20.549999237060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void init(ServletConfig config) throws ServletException {</text:p>
      <text:p text:style-name="P1"><text:tab/><text:tab/>//获得servletContext对象</text:p>
      <text:p text:style-name="P1"><text:tab/><text:tab/>ServletContext sc=config.getServletContext();</text:p>
      <text:p text:style-name="P1"><text:tab/><text:tab/>//获得classpath下的资源文件的流，由于classpath下的文件发布之后是在/WEB-INF/classes/下，所以去这个目录下读取</text:p>
      <text:p text:style-name="P1"><text:tab/><text:tab/>InputStream in=sc.getResourceAsStream("/WEB-INF/classes/test1.properties");</text:p>
      <text:p text:style-name="P1"><text:tab/><text:tab/>//使用类加载器方式来读取classpath下的资源文件,任何类都可以获取资源文件，</text:p>
      <text:p text:style-name="P1"><text:tab/><text:tab/>//不用自己指定路径</text:p>
      <text:p text:style-name="P1"><text:tab/><text:tab/>InputStream in1=this.getClass().getClassLoader().getResourceAsStream("test1.properties");</text:p>
      <text:p text:style-name="P1"><text:tab/><text:tab/>Properties pro=new Properties();</text:p>
      <text:p text:style-name="P1"><text:tab/><text:tab/>try {</text:p>
      <text:p text:style-name="P1"><text:tab/><text:tab/><text:tab/>pro.load(in1);</text:p>
      <text:p text:style-name="P1"><text:tab/><text:tab/><text:tab/>System.out.println(pro.get("Keyss"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S</meta:editing-duration>
    <meta:editing-cycles>3</meta:editing-cycles>
    <meta:generator>LibreOffice/5.3.0.3$Windows_X86_64 LibreOffice_project/7074905676c47b82bbcfbea1aeefc84afe1c50e1</meta:generator>
    <dc:date>2018-03-11T17:11:01.208000000</dc:date>
    <meta:document-statistic meta:table-count="0" meta:image-count="0" meta:object-count="0" meta:page-count="1" meta:paragraph-count="12" meta:word-count="107" meta:character-count="529" meta:non-whitespace-character-count="493"/>
    <meta:user-defined meta:name="Info 1"/>
    <meta:user-defined meta:name="Info 2"/>
    <meta:user-defined meta:name="Info 3"/>
    <meta:user-defined meta:name="Info 4"/>
  </office:meta>
</office:document-meta>
</file>